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c6c" officeooo:paragraph-rsid="000acc6c"/>
    </style:style>
    <style:style style:name="P2" style:family="paragraph" style:parent-style-name="Standard">
      <style:text-properties officeooo:rsid="000afc21" officeooo:paragraph-rsid="000afc21"/>
    </style:style>
    <style:style style:name="P3" style:family="paragraph" style:parent-style-name="Standard">
      <style:text-properties officeooo:rsid="000bd8b1" officeooo:paragraph-rsid="000bd8b1"/>
    </style:style>
    <style:style style:name="P4" style:family="paragraph" style:parent-style-name="Standard">
      <style:text-properties officeooo:rsid="000c2564" officeooo:paragraph-rsid="000c2564"/>
    </style:style>
    <style:style style:name="P5" style:family="paragraph" style:parent-style-name="Standard">
      <style:text-properties officeooo:rsid="000ccf65" officeooo:paragraph-rsid="000ccf65"/>
    </style:style>
    <style:style style:name="P6" style:family="paragraph" style:parent-style-name="Standard">
      <style:text-properties officeooo:rsid="000ccf65" officeooo:paragraph-rsid="000d7ccc"/>
    </style:style>
    <style:style style:name="P7" style:family="paragraph" style:parent-style-name="Standard">
      <style:text-properties officeooo:rsid="000d7ccc" officeooo:paragraph-rsid="000d7ccc"/>
    </style:style>
    <style:style style:name="P8" style:family="paragraph" style:parent-style-name="Standard">
      <style:text-properties officeooo:rsid="000fed8b" officeooo:paragraph-rsid="000fed8b"/>
    </style:style>
    <style:style style:name="T1" style:family="text">
      <style:text-properties officeooo:rsid="000bd8b1"/>
    </style:style>
    <style:style style:name="T2" style:family="text">
      <style:text-properties officeooo:rsid="000c2564"/>
    </style:style>
    <style:style style:name="T3" style:family="text">
      <style:text-properties officeooo:rsid="000d7ccc"/>
    </style:style>
    <style:style style:name="T4" style:family="text">
      <style:text-properties officeooo:rsid="000fe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einstructor.datasena.com/" text:style-name="Internet_20_link" text:visited-style-name="Visited_20_Internet_20_Link">https://einstructor.datasena.com</text:a></text:p>
      <text:p text:style-name="Standard"/>
      <text:p text:style-name="Standard"/>
      <text:p text:style-name="P5">El circulo de “load” esta permanentemente como background</text:p>
      <text:p text:style-name="Standard"/>
      <text:p text:style-name="P1">Gestion de Evaluacion</text:p>
      <text:p text:style-name="P1">Evaluacion</text:p>
      <text:p text:style-name="P1"/>
      <text:p text:style-name="P2">= Al editar registro “Estado Pendiente” la pagina queda en blanco</text:p>
      <text:p text:style-name="P2"/>
      <text:p text:style-name="P2">= <text:span text:style-name="T1">Nueva Evaluacion – al ingresar no hay como regresar si se entra por equivicacion</text:span></text:p>
      <text:p text:style-name="P2"/>
      <text:p text:style-name="P3">= Tipo de Evaluacion – direcciona a pagina de Aprendices – Esta Bien??</text:p>
      <text:p text:style-name="P3"/>
      <text:p text:style-name="P3">= Periodo de Evaluacion – Al editar un campo <text:span text:style-name="T2">incluso al no hacer cambios da error en las fechas a pesar de estar bien.</text:span></text:p>
      <text:p text:style-name="P3"/>
      <text:p text:style-name="P4">= Activar Evaluacion – no hay como cancelar el ingreso por equivicacion</text:p>
      <text:p text:style-name="P4"/>
      <text:p text:style-name="P4">= Asignaciones - no hay como cancelar el ingreso por equivicacion</text:p>
      <text:p text:style-name="P4"/>
      <text:p text:style-name="P5">Gestion de Reportes</text:p>
      <text:p text:style-name="P5"/>
      <text:p text:style-name="P5">= <text:span text:style-name="T3">Instrucciones sin cargar foto – al generar reporte da error – “LarabelExcelException in larabelExcelWriter.php line 449</text:span></text:p>
      <text:p text:style-name="P5">** <text:span text:style-name="T3">no encuentro el archivo **</text:span></text:p>
      <text:p text:style-name="P5"/>
      <text:p text:style-name="P7">= filtrar</text:p>
      <text:p text:style-name="P7">= Aprendices que no Evaluaron – Genera download report vacio</text:p>
      <text:p text:style-name="P7">** si no hay registros deveria generar un mensaje y no el reporte **</text:p>
      <text:p text:style-name="P7"/>
      <text:p text:style-name="P7">= Resultados por Coordinacion – “Primer semestre 2023” – “Evaluacion General” – Genera error en todas las coordinaciones – “error exeption in reportsControllers.php line 389</text:p>
      <text:p text:style-name="P6">** <text:span text:style-name="T3">no encuentro el archivo **</text:span></text:p>
      <text:p text:style-name="P6"/>
      <text:p text:style-name="P6">Ubuntu 16.04 – La maquina se congelo por un periodo largo de tiempo, no pude hacer nada..</text:p>
      <text:p text:style-name="P6"/>
      <text:p text:style-name="P6">tockenmistmatchexception in verifyCsrfToken.php line 68</text:p>
      <text:p text:style-name="P6"/>
      <text:p text:style-name="P6">Las listas de los aprendices si las deja subir pero solo se puede subir una, salir de la seccion y entrar de nuevo para subir la segunda y susesivamente.</text:p>
      <text:p text:style-name="P6">** no hay mensaje o forma de saber si la subio bien pero si las <text:span text:style-name="T4">s</text:span>ube **</text:p>
      <text:p text:style-name="P6"/>
      <text:p text:style-name="P8">No se puede editar un aprendiz una vez se sube la lista para hacer correcciones.</text:p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9:32:45.792960479</meta:creation-date>
    <dc:date>2023-09-18T20:59:58.191696247</dc:date>
    <meta:editing-duration>PT4M</meta:editing-duration>
    <meta:editing-cycles>1</meta:editing-cycles>
    <meta:document-statistic meta:table-count="0" meta:image-count="0" meta:object-count="0" meta:page-count="1" meta:paragraph-count="23" meta:word-count="252" meta:character-count="1547" meta:non-whitespace-character-count="1305"/>
    <meta:generator>LibreOffice/7.3.7.2$Linux_X86_64 LibreOffice_project/30$Build-2</meta:generator>
  </office:meta>
</office:document-meta>
</file>